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5"/>
        <table:table-column table:style-name="co4" table:default-cell-style-name="ce14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4"/>
        <table:table-column table:style-name="co11" table:number-columns-repeated="1015" table:default-cell-style-name="ce14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 inconnu</text:p>
          </table:table-cell>
          <table:table-cell office:value-type="string" table:style-name="ce5">
            <text:p>Teams mardi 15/11 à 18h30, proposition de poste chez Groupe Fournier (cuisine), etude du dossir en cour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Actess Cloud?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16/11, attente de retour de Thale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6">
            <text:p>18-nov</text:p>
          </table:table-cell>
          <table:table-cell office:value-type="string" table:style-name="ce17">
            <text:p>réponse annonce/HAYS</text:p>
          </table:table-cell>
          <table:table-cell office:value-type="string" table:style-name="ce18">
            <text:p>annonce HelloWork</text:p>
          </table:table-cell>
          <table:table-cell table:style-name="ce19"/>
          <table:table-cell office:value-type="string" table:style-name="ce20">
            <text:p>Hays/HelloWork</text:p>
          </table:table-cell>
          <table:table-cell office:value-type="string" table:style-name="ce20">
            <text:p>Scrum Master</text:p>
          </table:table-cell>
          <table:table-cell office:value-type="string" table:style-name="ce20">
            <text:p>Meylan</text:p>
          </table:table-cell>
          <table:table-cell office:value-type="string" table:style-name="ce20">
            <text:p>réponse à une annonce, Salaire trop élevé, contact avec Romain Villard</text:p>
          </table:table-cell>
          <table:table-cell office:value-type="string" table:style-name="ce16">
            <text:p>envoie d'un mail à Romain Villard suite à annonce</text:p>
          </table:table-cell>
          <table:table-cell office:value-type="string" table:style-name="ce21">
            <text:p>echec</text:p>
          </table:table-cell>
          <table:table-cell table:number-columns-repeated="1015" table:style-name="ce22"/>
          <table:table-cell table:number-columns-repeated="15359" table:style-name="ce23"/>
        </table:table-row>
        <table:table-row table:style-name="ro2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1-23T08:29:05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1-23T08:29:05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04ee79fb-2162-4f8f-973f-3eee4463c274</meta:user-defined>
    <meta:user-defined meta:name="MSIP_Label_23f93e5f-d3c2-49a7-ba94-15405423c204_ContentBits">2</meta:user-defined>
  </office:meta>
</office:document-meta>
</file>